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9.10000038146973pt" fo:font-weight="normal" officeooo:rsid="0145da69" officeooo:paragraph-rsid="0059988c" style:font-size-asian="9.10000038146973pt" style:font-weight-asian="normal" style:font-size-complex="9.1000003814697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62626" fo:font-size="9.10000038146973pt" fo:letter-spacing="normal" fo:font-weight="normal" officeooo:rsid="0145da69" officeooo:paragraph-rsid="0059988c" style:font-name-asian="apple-system" style:font-size-asian="10.5pt" style:font-style-asian="normal" style:font-weight-asian="normal" style:font-size-complex="9.1000003814697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9.10000038146973pt" fo:font-weight="normal" officeooo:rsid="0145da69" officeooo:paragraph-rsid="0059988c" style:font-size-asian="9.10000038146973pt" style:font-weight-asian="normal" style:font-size-complex="9.10000038146973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手錶與生活態度</text:span><text:line-break/><text:line-break/><text:span text:style-name="T1">因為一塊運動手錶</text:span><text:line-break/><text:span text:style-name="T1">我漸漸地形成了跑步的習慣</text:span><text:line-break/><text:line-break/><text:span text:style-name="T1">跑步鍛鍊的不僅是身體</text:span><text:line-break/><text:span text:style-name="T1">更是毅力</text:span><text:line-break/><text:span text:style-name="T1">精神的挑戰總是從肉體開始的</text:span><text:line-break/><text:line-break/><text:span text:style-name="T1">人體的內分泌是個奇特的禮物</text:span><text:line-break/><text:span text:style-name="T1">一小時的堅持與挑戰之後</text:span><text:line-break/><text:span text:style-name="T1">身體會有一種莫名的愉悅與鬥志</text:span><text:line-break/><text:span text:style-name="T1">請相信我們自己的身體</text:span><text:line-break/><text:span text:style-name="T1">運動之後不會消沉</text:span><text:line-break/><text:span text:style-name="T1">只會更加熱愛生活和挑戰自我</text:span><text:line-break/><text:line-break/><text:span text:style-name="T1">人的狀態和情緒其實是內分泌控制的</text:span><text:line-break/><text:span text:style-name="T1">這大概也是生命的一個奇蹟吧</text:span><text:line-break/><text:span text:style-name="T1">所以要成就一件事情</text:span><text:line-break/><text:span text:style-name="T1">最好的方法就是讓做這件事產出一種內分泌</text:span><text:line-break/><text:span text:style-name="T1">讓人有成就感的愉悅和自信</text:span><text:line-break/><text:line-break/><text:span text:style-name="T1">而熱愛跑步的人生</text:span><text:line-break/><text:span text:style-name="T1">可以讓人在做任何事情時</text:span><text:line-break/><text:span text:style-name="T1">意志不大消沉</text:span><text:line-break/><text:span text:style-name="T1">這大概也是內分泌的奧秘</text:span><text:line-break/><text:line-break/><text:span text:style-name="T1">這塊手錶也成了我在那段歲月裡的良師伴侶</text:span><text:line-break/><text:span text:style-name="T1">慢慢形成自律</text:span><text:line-break/><text:span text:style-name="T1">慢慢改變</text:span><text:line-break/><text:line-break/><text:span text:style-name="T1">人的心理狀態和健康都是慢慢改變的</text:span><text:line-break/><text:span text:style-name="T1">因為過程緩慢</text:span><text:line-break/><text:span text:style-name="T1">就如同自己的容貌一樣</text:span><text:line-break/><text:span text:style-name="T1">天天看著 不易覺察到變化</text:span><text:line-break/><text:line-break/><text:span text:style-name="T1">而運動手錶</text:span><text:line-break/><text:span text:style-name="T1">就像一個與你同呼吸共心跳的戀人</text:span><text:line-break/><text:span text:style-name="T1">互相鼓勵著 上進著</text:span><text:line-break/><text:line-break/><text:span text:style-name="T1">一塊手錶</text:span><text:line-break/><text:span text:style-name="T1">上面寫著有心跳的生活態度與心程</text:span><text:line-break/><text:span text:style-name="T1">可惜還是因為流浪而一無所有</text:span><text:line-break/><text:span text:style-name="T1">而失去了你</text:span><text:line-break/><text:line-break/><text:span text:style-name="T1">不知此刻的你</text:span><text:line-break/><text:span text:style-name="T1">在陪伴著和鼓勵著誰呢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生活何必太匆匆<text:line-break/><text:line-break/>生活如負重前行的旅程<text:line-break/>心不要被痛苦完全佔據<text:line-break/>不要只低頭趕路<text:line-break/>要適時抬頭望天<text:line-break/>看變幻莫測的雲<text:line-break/>聽月兒與星星的對話<text:line-break/>更要欣賞沿途的風景<text:line-break/><text:line-break/>生命不長<text:line-break/>只一次<text:line-break/>有些風景也一樣<text:line-break/>生命本是一場落花流水<text:line-break/>不管你願意與否<text:line-break/>盡頭都在那裡<text:line-break/><text:line-break/>苦也擺<text:line-break/>喜也好<text:line-break/>適時停下匆匆而迷亂的步伐<text:line-break/>讓沿途的美景<text:line-break/>在心裡多停留一會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落花流水<text:line-break/><text:line-break/>想起一個笑話<text:line-break/>女子站在川上<text:line-break/>曰<text:line-break/>逝者就像她的丈夫<text:line-break/><text:line-break/>每天洗漱照鏡<text:line-break/>滑過皮膚的指尖<text:line-break/>似乎能感受到歲月<text:line-break/>川流不息的流水無情<text:line-break/>鬆弛的皮膚<text:line-break/>慢慢<text:line-break/>慢慢<text:line-break/>不知不覺<text:line-break/>長出了歲月的皺摺<text:line-break/>在時間的野火中<text:line-break/>烤出了臘肉的顏色<text:line-break/><text:line-break/>很想<text:line-break/>把歲月的指針往回撥一點<text:line-break/>哪怕知道這是清晨夢<text:line-break/>可 心裡有太多的不甘<text:line-break/>總想逆天一回<text:line-break/><text:line-break/>可惜<text:line-break/>人生本是慢慢衰老逝去的旅程<text:line-break/>就像沃土變黃沙<text:line-break/>任你如何緊握<text:line-break/>終是流逝指間<text:line-break/>剩下流水的掌紋<text:line-break/><text:line-break/>是情緣 也是命運<text:line-break/><text:line-break/>我們能做的<text:line-break/>只是讓這張老臉活出<text:line-break/>燦爛與逍遙<text:line-break/><text:line-break/>鏡相就是心相<text:line-break/>心的狀態都寫在神情的細胞組合上<text:line-break/>心裡若是春愁秋殤<text:line-break/>每一個細胞都是憂鬱的<text:line-break/>臉上便是愁苦消沉<text:line-break/><text:line-break/>能在艱難苦恨中<text:line-break/>哪怕明日未卜吉凶<text:line-break/>仍能燦爛如暖陽<text:line-break/>是一種難得的修為與智慧<text:line-break/>是瀟灑 是灑脫<text:line-break/><text:line-break/>畢竟<text:line-break/>你若不做自己的暖陽<text:line-break/>誰又能幫你燦爛<text:line-break/><text:line-break/>人海茫茫是江湖<text:line-break/>江湖多是苦旅<text:line-break/>命歹命好命長命短<text:line-break/>死後都是兩茫茫 一坡土 草木深<text:line-break/><text:line-break/>不如<text:line-break/>酒一杯<text:line-break/><text:line-break/>笑傲江湖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故鄉橋<text:line-break/><text:line-break/>故鄉橋<text:line-break/>連接著村莊的東西兩岸<text:line-break/>陪伴著山裡的人六十余載<text:line-break/><text:line-break/>有人說<text:line-break/>因為沒有路了<text:line-break/>所以才有了橋<text:line-break/><text:line-break/>哪天<text:line-break/>我踏上故鄉橋<text:line-break/>我想溫一壺米酒<text:line-break/>親口告訴你<text:line-break/>這盛世下帶著眼淚的笑話<text:line-break/><text:line-break/>我好想看著你<text:line-break/>笑的樣子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關於情緒管理<text:line-break/><text:line-break/>不曾想自己也有這種心理狀態<text:line-break/>好像對任何事情都沒有了熱情<text:line-break/>因為當下困境<text:line-break/>工作沒進展<text:line-break/>創業也似無望<text:line-break/>所有的努力都似水中撈月<text:line-break/>就像被獅子獵殺的水牛一樣<text:line-break/>漸漸感覺疲憊<text:line-break/>以前的雄心壯志和鬥志<text:line-break/>在不知不覺中慢慢喪失<text:line-break/>也像一個被無限期拖久的項目<text:line-break/>長期沒進展 也就漸漸涼涼<text:line-break/>像偃旗息鼓的軍隊士氣<text:line-break/><text:line-break/>這是憂鬱症<text:line-break/><text:line-break/>容貌變化<text:line-break/></text:span><text:soft-page-break/><text:span text:style-name="T1">有照片對比<text:line-break/>心理狀態卻很難察覺<text:line-break/>也因為如此<text:line-break/>很少人跳出來<text:line-break/>找到監督身體和心裡狀態的自我<text:line-break/>任由情緒的野獸拖著自己的殭屍<text:line-break/>因為絕望而走上自殺之路<text:line-break/><text:line-break/>自救的辦法<text:line-break/>還是的了解內分泌<text:line-break/>腦控可以影響心智和情緒<text:line-break/>但最終還是要通過影響內分泌而<text:line-break/>控制身體和情緒<text:line-break/><text:line-break/>除了經常跑步鍛鍊身體<text:line-break/>挑戰自我<text:line-break/>也要每天通過完成一些小任務<text:line-break/>來讓自己有收穫和進步的喜悅<text:line-break/>從而產生一些積極的內分泌<text:line-break/>讓自己從新燃起生活的熱情和動力<text:line-break/><text:line-break/>這種讓自己開心的方法很重要<text:line-break/>尤其是被動陷入困局的時候<text:line-break/><text:line-break/>無意義的自殺是最懦弱的<text:line-break/>只會讓親者痛仇者快<text:line-break/><text:line-break/>不能活成一顆激情炙熱的核彈<text:line-break/>至少也得是枚炸彈吧<text:line-break/><text:line-break/>在疫情下<text:line-break/>一些學生蛋子居然因為沒有工作而自殺<text:line-break/>但家裡明明還有田 有地<text:line-break/><text:line-break/>如今的人<text:line-break/>被教育 商業文化和流行的病態面子文化洗腦<text:line-break/>導致腦子短路了<text:line-break/>變成了情緒的殭屍傀儡<text:line-break/><text:line-break/>有些擁有<text:line-break/>其實你<text:line-break/>早就擁有了<text:line-break/><text:line-break/>友情 愛情 親情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  <text:p text:style-name="P2">我們會成為下一個三星堆嗎？<text:line-break/><text:line-break/>濫善實愚<text:line-break/>善善是德<text:line-break/>智善是佛<text:line-break/>偽善是妖<text:line-break/>我想 造物者是希望我們成佛<text:line-break/><text:line-break/>遠古文明的遺跡<text:line-break/>是造物者留給我們的警醒<text:line-break/>要麼延續文明 要麼成為歷史<text:line-break/>選擇權在人類自己手裡<text:line-break/><text:line-break/>人類的歷史就像一部西遊記<text:line-break/>人是被造出來的<text:line-break/>任你再大本事<text:line-break/>也打不過人類的後門<text:line-break/>那就是孫猴子腦袋上的金窟圈<text:line-break/><text:soft-page-break/>微波腦控<text:line-break/>三星堆人的金箔腦面具<text:line-break/>大概就是想對抗微波的吧<text:line-break/><text:line-break/>這也像我們製造機器人<text:line-break/>為了防止機器人走極端<text:line-break/>我們必須為之留可控的後面一樣<text:line-break/>必要時刻<text:line-break/>可以團滅之<text:line-break/><text:line-break/>神造了人<text:line-break/>也放了無數的妖魔來考驗和歷練我們<text:line-break/>如果不修心成佛<text:line-break/>而選擇與魔共舞<text:line-break/>最後 我們必定瘋狂成下一個三星堆<text:line-break/>如今的疫苗基因改造<text:line-break/>有沒有一點團滅的味道！？<text:line-break/>當地球上空被腦控微波覆蓋<text:line-break/>我們能藏哪裡？<text:line-break/><text:line-break/>我們是自己給自己挖墳！<text:line-break/><text:line-break/>這世界<text:line-break/>沒有什麼理所當然的<text:line-break/>沒有天賦人權<text:line-break/>有的只有反抗<text:line-break/>如果只有當奴隸的勇氣<text:line-break/>就別怪別人把你當奴隸<text:line-break/>如果自願活成牲口<text:line-break/>就別怪別人把你當成牲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16T09:24:43.285698283</dc:date>
    <meta:editing-duration>PT23H11M38S</meta:editing-duration>
    <meta:editing-cycles>335</meta:editing-cycles>
    <meta:document-statistic meta:table-count="0" meta:image-count="0" meta:object-count="0" meta:page-count="5" meta:paragraph-count="6" meta:word-count="1773" meta:character-count="2044" meta:non-whitespace-character-count="1773"/>
  </office:meta>
</office:document-meta>
</file>